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rom description and rules</text:h>
      <text:h text:style-name="Heading_20_3" text:outline-level="3">Metric </text:h>
      <text:p text:style-name="Text_20_body">Submissions are evaluated using a hierarchical macro-averaged <text:a xlink:type="simple" xlink:href="https://en.wikipedia.org/wiki/Precision_and_recall" office:target-frame-name="_blank" xlink:show="new" text:style-name="Internet_20_link" text:visited-style-name="Visited_20_Internet_20_Link">recall</text:a>. First, a standard macro-averaged recall is calculated for each component (grapheme root, vowel diacritic, or consonant diacritic). The final score is the weighted average of those three scores, with the grapheme root given double weight. You can replicate the metric with the following python snippet:</text:p>
      <text:p text:style-name="Preformatted_20_Text"><text:span text:style-name="Source_20_Text">import numpy as np</text:span></text:p>
      <text:p text:style-name="Preformatted_20_Text"><text:span text:style-name="Source_20_Text">import sklearn.metrics</text:span></text:p>
      <text:p text:style-name="Preformatted_20_Text"/>
      <text:p text:style-name="Preformatted_20_Text"><text:span text:style-name="Source_20_Text">scores = []</text:span></text:p>
      <text:p text:style-name="Preformatted_20_Text"><text:span text:style-name="Source_20_Text">for component in ['grapheme_root', 'consonant_diacritic', 'vowel_diacritic']:</text:span></text:p>
      <text:p text:style-name="Preformatted_20_Text"><text:span text:style-name="Source_20_Text"><text:s text:c="4"/>y_true_subset = solution[solution[component] == component]['target'].values</text:span></text:p>
      <text:p text:style-name="Preformatted_20_Text"><text:span text:style-name="Source_20_Text"><text:s text:c="4"/>y_pred_subset = submission[submission[component] == component]['target'].values</text:span></text:p>
      <text:p text:style-name="Preformatted_20_Text"><text:span text:style-name="Source_20_Text"><text:s text:c="4"/>scores.append(sklearn.metrics.recall_score(</text:span></text:p>
      <text:p text:style-name="Preformatted_20_Text"><text:span text:style-name="Source_20_Text"><text:s text:c="8"/>y_true_subset, y_pred_subset, average='macro'))</text:span></text:p>
      <text:p text:style-name="P1"><text:span text:style-name="Source_20_Text">final_score = np.average(scores, weights=[2,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9:44:05.602435955</meta:creation-date>
    <meta:generator>LibreOffice/6.0.7.3$Linux_X86_64 LibreOffice_project/00m0$Build-3</meta:generator>
    <dc:date>2019-12-21T10:48:19.219743610</dc:date>
    <meta:editing-duration>PT53M30S</meta:editing-duration>
    <meta:editing-cycles>1</meta:editing-cycles>
    <meta:document-statistic meta:table-count="0" meta:image-count="0" meta:object-count="0" meta:page-count="1" meta:paragraph-count="12" meta:word-count="91" meta:character-count="845" meta:non-whitespace-character-count="745"/>
  </office:meta>
</office:document-meta>
</file>